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98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1.9626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2.133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083in"/>
    </style:style>
    <style:style style:name="co8" style:family="table-column">
      <style:table-column-properties fo:break-before="auto" style:column-width="1.898in"/>
    </style:style>
    <style:style style:name="co9" style:family="table-column">
      <style:table-column-properties fo:break-before="auto" style:column-width="1.8228in"/>
    </style:style>
    <style:style style:name="co10" style:family="table-column">
      <style:table-column-properties fo:break-before="auto" style:column-width="2.252in"/>
    </style:style>
    <style:style style:name="co11" style:family="table-column">
      <style:table-column-properties fo:break-before="auto" style:column-width="2.0626in"/>
    </style:style>
    <style:style style:name="co12" style:family="table-column">
      <style:table-column-properties fo:break-before="auto" style:column-width="3.1346in"/>
    </style:style>
    <style:style style:name="co13" style:family="table-column">
      <style:table-column-properties fo:break-before="auto" style:column-width="3.1744in"/>
    </style:style>
    <style:style style:name="co14" style:family="table-column">
      <style:table-column-properties fo:break-before="auto" style:column-width="1.8016in"/>
    </style:style>
    <style:style style:name="co15" style:family="table-column">
      <style:table-column-properties fo:break-before="auto" style:column-width="1.3402in"/>
    </style:style>
    <style:style style:name="co16" style:family="table-column">
      <style:table-column-properties fo:break-before="auto" style:column-width="1.5547in"/>
    </style:style>
    <style:style style:name="co17" style:family="table-column">
      <style:table-column-properties fo:break-before="auto" style:column-width="2.5307in"/>
    </style:style>
    <style:style style:name="co18" style:family="table-column">
      <style:table-column-properties fo:break-before="auto" style:column-width="3.0453in"/>
    </style:style>
    <style:style style:name="ro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04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2pt" style:font-size-asian="12pt" style:font-size-complex="12pt"/>
    </style:style>
    <style:style style:name="ce12" style:family="table-cell" style:parent-style-name="Default" style:data-style-name="N142"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2pt" style:font-name-asian="DejaVu Sans" style:font-size-asian="12pt" style:font-name-complex="DejaVu Sans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2pt" style:font-size-asian="12pt" style:font-size-complex="12pt"/>
    </style:style>
    <style:style style:name="ce1" style:family="table-cell" style:parent-style-name="Default">
      <style:text-properties style:font-name="Arial" fo:font-size="12pt" fo:language="en" fo:country="US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ackground-color="#ffff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language="en" fo:country="US" style:font-size-asian="12pt" style:font-size-complex="12pt"/>
    </style:style>
    <style:style style:name="ce28" style:family="table-cell" style:parent-style-name="Default" style:data-style-name="N144">
      <style:text-properties style:font-name="Arial" fo:font-size="12pt" fo:language="en" fo:country="US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2pt" fo:language="en" fo:country="US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weight-asian="bold" style:font-size-complex="12pt" style:language-complex="hi" style:country-complex="IN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2pt" fo:language="en" fo:country="US" style:font-size-asian="12pt" style:font-size-complex="12pt"/>
    </style:style>
    <style:style style:name="ce19" style:family="table-cell" style:parent-style-name="Default">
      <style:table-cell-properties fo:background-color="#ffff00"/>
      <style:text-properties style:font-name="Arial" fo:font-size="12pt" fo:language="en" fo:country="US" style:font-size-asian="12pt" style:font-size-complex="12pt"/>
    </style:style>
    <style:style style:name="ce11" style:family="table-cell" style:parent-style-name="Default">
      <style:paragraph-properties fo:margin-left="0in"/>
      <style:text-properties style:font-name="Arial" fo:font-size="12pt" fo:language="en" fo:country="US" style:font-size-asian="12pt" style:font-size-complex="12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Dataset's Review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7"/>
        <table:table-column table:style-name="co6" table:number-columns-repeated="16378" table:default-cell-style-name="ce7"/>
        <table:table-row table:style-name="ro1">
          <table:table-cell table:style-name="ce6" office:value-type="string" calcext:value-type="string">
            <text:p>Dataset’s name</text:p>
          </table:table-cell>
          <table:table-cell table:style-name="ce4" office:value-type="string" calcext:value-type="string">
            <text:p>Size [MB]</text:p>
          </table:table-cell>
          <table:table-cell table:style-name="ce6" office:value-type="string" calcext:value-type="string">
            <text:p>Number nodes [n]</text:p>
          </table:table-cell>
          <table:table-cell table:style-name="ce6" office:value-type="string" calcext:value-type="string">
            <text:p>Number of edges [m]</text:p>
          </table:table-cell>
          <table:table-cell table:style-name="ce6" office:value-type="string" calcext:value-type="string">
            <text:p>n² </text:p>
          </table:table-cell>
          <table:table-cell table:style-name="ce6" office:value-type="string" calcext:value-type="string">
            <text:p>is sparse graph?</text:p>
          </table:table-cell>
          <table:table-cell table:style-name="ce4" table:number-columns-repeated="16378"/>
        </table:table-row>
        <table:table-row table:style-name="ro2">
          <table:table-cell office:value-type="string" calcext:value-type="string">
            <text:p>dataset_30_edges_interactions.csv</text:p>
          </table:table-cell>
          <table:table-cell table:style-name="ce12" office:value-type="float" office:value="0.00291252136230469" calcext:value-type="float">
            <text:p>0.00291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formula="of:=POWER([.C2];2)" office:value-type="float" office:value="900" calcext:value-type="float">
            <text:p>900</text:p>
          </table:table-cell>
          <table:table-cell table:style-name="ce9" table:formula="of:=IF([.D2] &lt; 10 * [.E2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60_edges_interactions.csv</text:p>
          </table:table-cell>
          <table:table-cell table:style-name="ce12" office:value-type="float" office:value="0.0116777420043945" calcext:value-type="float">
            <text:p>0.01168</text:p>
          </table:table-cell>
          <table:table-cell office:value-type="float" office:value="60" calcext:value-type="float">
            <text:p>60</text:p>
          </table:table-cell>
          <table:table-cell office:value-type="float" office:value="181" calcext:value-type="float">
            <text:p>181</text:p>
          </table:table-cell>
          <table:table-cell table:formula="of:=POWER([.C3];2)" office:value-type="float" office:value="3600" calcext:value-type="float">
            <text:p>3600</text:p>
          </table:table-cell>
          <table:table-cell table:style-name="ce9" table:formula="of:=IF([.D3] &lt; 10 * [.E3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120_edges_interactions.csv</text:p>
          </table:table-cell>
          <table:table-cell table:style-name="ce12" office:value-type="float" office:value="0.0412826538085938" calcext:value-type="float">
            <text:p>0.04128</text:p>
          </table:table-cell>
          <table:table-cell office:value-type="float" office:value="120" calcext:value-type="float">
            <text:p>120</text:p>
          </table:table-cell>
          <table:table-cell office:value-type="float" office:value="689" calcext:value-type="float">
            <text:p>689</text:p>
          </table:table-cell>
          <table:table-cell table:formula="of:=POWER([.C4];2)" office:value-type="float" office:value="14400" calcext:value-type="float">
            <text:p>14400</text:p>
          </table:table-cell>
          <table:table-cell table:style-name="ce9" table:formula="of:=IF([.D4] &lt; 10 * [.E4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240_edges_interactions.csv</text:p>
          </table:table-cell>
          <table:table-cell table:style-name="ce12" office:value-type="float" office:value="0.170402526855469" calcext:value-type="float">
            <text:p>0.17040</text:p>
          </table:table-cell>
          <table:table-cell office:value-type="float" office:value="240" calcext:value-type="float">
            <text:p>240</text:p>
          </table:table-cell>
          <table:table-cell office:value-type="float" office:value="2819" calcext:value-type="float">
            <text:p>2819</text:p>
          </table:table-cell>
          <table:table-cell table:formula="of:=POWER([.C5];2)" office:value-type="float" office:value="57600" calcext:value-type="float">
            <text:p>57600</text:p>
          </table:table-cell>
          <table:table-cell table:style-name="ce9" table:formula="of:=IF([.D5] &lt; 10 * [.E5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300_edges_interactions.csv</text:p>
          </table:table-cell>
          <table:table-cell table:style-name="ce12" office:value-type="float" office:value="0.281972885131836" calcext:value-type="float">
            <text:p>0.28197</text:p>
          </table:table-cell>
          <table:table-cell office:value-type="float" office:value="300" calcext:value-type="float">
            <text:p>300</text:p>
          </table:table-cell>
          <table:table-cell office:value-type="float" office:value="4658" calcext:value-type="float">
            <text:p>4658</text:p>
          </table:table-cell>
          <table:table-cell table:formula="of:=POWER([.C6];2)" office:value-type="float" office:value="90000" calcext:value-type="float">
            <text:p>90000</text:p>
          </table:table-cell>
          <table:table-cell table:style-name="ce9" table:formula="of:=IF([.D6] &lt; 10 * [.E6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600_edges_interactions.csv</text:p>
          </table:table-cell>
          <table:table-cell table:style-name="ce12" office:value-type="float" office:value="1.08801078796387" calcext:value-type="float">
            <text:p>1.08801</text:p>
          </table:table-cell>
          <table:table-cell office:value-type="float" office:value="600" calcext:value-type="float">
            <text:p>600</text:p>
          </table:table-cell>
          <table:table-cell office:value-type="float" office:value="18004" calcext:value-type="float">
            <text:p>18004</text:p>
          </table:table-cell>
          <table:table-cell table:formula="of:=POWER([.C7];2)" office:value-type="float" office:value="360000" calcext:value-type="float">
            <text:p>360000</text:p>
          </table:table-cell>
          <table:table-cell table:style-name="ce9" table:formula="of:=IF([.D7] &lt; 10 * [.E7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1200_edges_interactions.csv</text:p>
          </table:table-cell>
          <table:table-cell table:style-name="ce12" office:value-type="float" office:value="4.33606719970703" calcext:value-type="float">
            <text:p>4.33607</text:p>
          </table:table-cell>
          <table:table-cell office:value-type="float" office:value="1200" calcext:value-type="float">
            <text:p>1200</text:p>
          </table:table-cell>
          <table:table-cell office:value-type="float" office:value="71785" calcext:value-type="float">
            <text:p>71785</text:p>
          </table:table-cell>
          <table:table-cell table:formula="of:=POWER([.C8];2)" office:value-type="float" office:value="1440000" calcext:value-type="float">
            <text:p>1440000</text:p>
          </table:table-cell>
          <table:table-cell table:style-name="ce9" table:formula="of:=IF([.D8] &lt; 10 * [.E8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2400_edges_interactions.csv</text:p>
          </table:table-cell>
          <table:table-cell table:style-name="ce12" office:value-type="float" office:value="17.4292144775391" calcext:value-type="float">
            <text:p>17.42921</text:p>
          </table:table-cell>
          <table:table-cell office:value-type="float" office:value="2400" calcext:value-type="float">
            <text:p>2400</text:p>
          </table:table-cell>
          <table:table-cell office:value-type="float" office:value="288600" calcext:value-type="float">
            <text:p>288600</text:p>
          </table:table-cell>
          <table:table-cell table:formula="of:=POWER([.C9];2)" office:value-type="float" office:value="5760000" calcext:value-type="float">
            <text:p>5760000</text:p>
          </table:table-cell>
          <table:table-cell table:style-name="ce9" table:formula="of:=IF([.D9] &lt; 10 * [.E9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3000_edges_interactions.csv</text:p>
          </table:table-cell>
          <table:table-cell table:style-name="ce12" office:value-type="float" office:value="27.2019701004028" calcext:value-type="float">
            <text:p>27.20197</text:p>
          </table:table-cell>
          <table:table-cell office:value-type="float" office:value="3000" calcext:value-type="float">
            <text:p>3000</text:p>
          </table:table-cell>
          <table:table-cell office:value-type="float" office:value="449727" calcext:value-type="float">
            <text:p>449727</text:p>
          </table:table-cell>
          <table:table-cell table:formula="of:=POWER([.C10];2)" office:value-type="float" office:value="9000000" calcext:value-type="float">
            <text:p>9000000</text:p>
          </table:table-cell>
          <table:table-cell table:style-name="ce9" table:formula="of:=IF([.D10] &lt; 10 * [.E10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6000_edges_interactions.csv</text:p>
          </table:table-cell>
          <table:table-cell table:style-name="ce12" office:value-type="float" office:value="108.749732017517" calcext:value-type="float">
            <text:p>108.74973</text:p>
          </table:table-cell>
          <table:table-cell office:value-type="float" office:value="6000" calcext:value-type="float">
            <text:p>6000</text:p>
          </table:table-cell>
          <table:table-cell office:value-type="float" office:value="1799413" calcext:value-type="float">
            <text:p>1799413</text:p>
          </table:table-cell>
          <table:table-cell table:formula="of:=POWER([.C11];2)" office:value-type="float" office:value="36000000" calcext:value-type="float">
            <text:p>36000000</text:p>
          </table:table-cell>
          <table:table-cell table:style-name="ce9" table:formula="of:=IF([.D11] &lt; 10 * [.E11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12000_edges_interactions.csv</text:p>
          </table:table-cell>
          <table:table-cell table:style-name="ce12" office:value-type="float" office:value="435.102195739746" calcext:value-type="float">
            <text:p>435.10220</text:p>
          </table:table-cell>
          <table:table-cell office:value-type="float" office:value="12000" calcext:value-type="float">
            <text:p>12000</text:p>
          </table:table-cell>
          <table:table-cell office:value-type="float" office:value="7199863" calcext:value-type="float">
            <text:p>7199863</text:p>
          </table:table-cell>
          <table:table-cell table:formula="of:=POWER([.C12];2)" office:value-type="float" office:value="144000000" calcext:value-type="float">
            <text:p>144000000</text:p>
          </table:table-cell>
          <table:table-cell table:style-name="ce9" table:formula="of:=IF([.D12] &lt; 10 * [.E12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24000_edges_interactions.csv</text:p>
          </table:table-cell>
          <table:table-cell table:style-name="ce12" office:value-type="float" office:value="1740.19871425629" calcext:value-type="float">
            <text:p>1740.19871</text:p>
          </table:table-cell>
          <table:table-cell office:value-type="float" office:value="24000" calcext:value-type="float">
            <text:p>24000</text:p>
          </table:table-cell>
          <table:table-cell table:style-name="ce8" office:value-type="float" office:value="28792361" calcext:value-type="float">
            <text:p>28792361</text:p>
          </table:table-cell>
          <table:table-cell table:formula="of:=POWER([.C13];2)" office:value-type="float" office:value="576000000" calcext:value-type="float">
            <text:p>576000000</text:p>
          </table:table-cell>
          <table:table-cell table:style-name="ce9" table:formula="of:=IF([.D13] &lt; 10 * [.E13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 table:number-rows-repeated="3">
          <table:table-cell table:number-columns-repeated="16384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16378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R_Lists" table:style-name="ta1"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6" table:number-columns-repeated="16371" table:default-cell-style-name="ce1"/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style-name="ce26" office:value-type="string" calcext:value-type="string">
            <text:p>Size Internal Representation</text:p>
          </table:table-cell>
          <table:table-cell table:style-name="ce26" table:number-columns-repeated="3"/>
          <table:table-cell table:style-name="ce5" office:value-type="string" calcext:value-type="string" table:number-columns-spanned="3" table:number-rows-spanned="1">
            <text:p>Stages Pipeline</text:p>
          </table:table-cell>
          <table:covered-table-cell table:number-columns-repeated="2"/>
          <table:table-cell table:style-name="ce33" office:value-type="string" calcext:value-type="string">
            <text:p>Total Pipeline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style-name="ce27" office:value-type="string" calcext:value-type="string" table:number-columns-spanned="2" table:number-rows-spanned="1">
            <text:p>Pympler</text:p>
          </table:table-cell>
          <table:covered-table-cell/>
          <table:table-cell table:number-columns-repeated="2"/>
          <table:table-cell table:style-name="ce5"/>
          <table:table-cell table:number-columns-repeated="2"/>
          <table:table-cell table:style-name="ce33"/>
          <table:table-cell table:number-columns-repeated="16373"/>
        </table:table-row>
        <table:table-row table:style-name="ro3">
          <table:table-cell table:style-name="ce14" office:value-type="string" calcext:value-type="string">
            <text:p>Number nodes [n]</text:p>
          </table:table-cell>
          <table:table-cell table:style-name="ce14"/>
          <table:table-cell table:style-name="ce14" office:value-type="string" calcext:value-type="string">
            <text:p>Number of edges [m]</text:p>
          </table:table-cell>
          <table:table-cell table:style-name="ce14" office:value-type="string" calcext:value-type="string">
            <text:p>Total [MB]</text:p>
          </table:table-cell>
          <table:table-cell table:style-name="ce14" office:value-type="string" calcext:value-type="string">
            <text:p>Flat [MB]</text:p>
          </table:table-cell>
          <table:table-cell table:style-name="ce14" table:number-columns-repeated="2"/>
          <table:table-cell table:style-name="ce30" office:value-type="string" calcext:value-type="string">
            <text:p><text:span text:style-name="T1">Time in</text:span> <text:span text:style-name="T2">load_csv()</text:span></text:p>
            <text:p><text:span text:style-name="T1">[s]</text:span></text:p>
          </table:table-cell>
          <table:table-cell table:style-name="ce30" office:value-type="string" calcext:value-type="string">
            <text:p><text:span text:style-name="T3">Time in</text:span><text:span text:style-name="T4"> </text:span><text:span text:style-name="T2">edge_generator_streaming()</text:span></text:p>
            <text:p><text:span text:style-name="T1">[s]</text:span></text:p>
          </table:table-cell>
          <table:table-cell table:style-name="ce30" office:value-type="string" calcext:value-type="string">
            <text:p><text:span text:style-name="T5">Time in</text:span><text:span text:style-name="T6"> </text:span><text:span text:style-name="T2">create_internal_representation()</text:span></text:p>
            <text:p><text:span text:style-name="T1">[s]</text:span></text:p>
          </table:table-cell>
          <table:table-cell table:style-name="ce30" office:value-type="string" calcext:value-type="string">
            <text:p><text:span text:style-name="T3">Time in</text:span><text:span text:style-name="T4"> </text:span><text:span text:style-name="T2">pipeline()</text:span></text:p>
            <text:p><text:span text:style-name="T1">[s]</text:span></text:p>
          </table:table-cell>
          <table:table-cell table:number-columns-repeated="2"/>
          <table:table-cell table:style-name="ce30" table:number-columns-repeated="16371"/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7" office:value-type="float" office:value="47" calcext:value-type="float">
            <text:p>47</text:p>
          </table:table-cell>
          <table:table-cell table:style-name="ce7" table:number-columns-repeated="4"/>
          <table:table-cell table:number-columns-repeated="2"/>
          <table:table-cell table:style-name="ce11"/>
          <table:table-cell table:number-columns-repeated="16374"/>
        </table:table-row>
        <table:table-row table:style-name="ro2">
          <table:table-cell table:style-name="ce7" office:value-type="float" office:value="60" calcext:value-type="float">
            <text:p>60</text:p>
          </table:table-cell>
          <table:table-cell table:style-name="ce7"/>
          <table:table-cell table:style-name="ce7" office:value-type="float" office:value="181" calcext:value-type="float">
            <text:p>181</text:p>
          </table:table-cell>
          <table:table-cell table:style-name="ce7" table:number-columns-repeated="4"/>
          <table:table-cell table:number-columns-repeated="16377"/>
        </table:table-row>
        <table:table-row table:style-name="ro2"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7" office:value-type="float" office:value="689" calcext:value-type="float">
            <text:p>689</text:p>
          </table:table-cell>
          <table:table-cell table:style-name="ce7" table:number-columns-repeated="4"/>
          <table:table-cell table:number-columns-repeated="16377"/>
        </table:table-row>
        <table:table-row table:style-name="ro2">
          <table:table-cell table:style-name="ce7" office:value-type="float" office:value="240" calcext:value-type="float">
            <text:p>240</text:p>
          </table:table-cell>
          <table:table-cell table:style-name="ce7"/>
          <table:table-cell table:style-name="ce7" office:value-type="float" office:value="2819" calcext:value-type="float">
            <text:p>2819</text:p>
          </table:table-cell>
          <table:table-cell table:style-name="ce7" table:number-columns-repeated="4"/>
          <table:table-cell table:number-columns-repeated="16377"/>
        </table:table-row>
        <table:table-row table:style-name="ro2">
          <table:table-cell table:style-name="ce15" office:value-type="float" office:value="300" calcext:value-type="float">
            <text:p>300</text:p>
          </table:table-cell>
          <table:table-cell table:style-name="ce15"/>
          <table:table-cell table:style-name="ce15" office:value-type="float" office:value="4658" calcext:value-type="float">
            <text:p>4658</text:p>
          </table:table-cell>
          <table:table-cell table:style-name="ce15" table:number-columns-repeated="4"/>
          <table:table-cell table:style-name="ce19" table:number-columns-repeated="4"/>
          <table:table-cell table:number-columns-repeated="2"/>
          <table:table-cell table:style-name="ce19" table:number-columns-repeated="16371"/>
        </table:table-row>
        <table:table-row table:style-name="ro2">
          <table:table-cell table:style-name="ce7" office:value-type="float" office:value="600" calcext:value-type="float">
            <text:p>600</text:p>
          </table:table-cell>
          <table:table-cell table:style-name="ce7"/>
          <table:table-cell table:style-name="ce7" office:value-type="float" office:value="18004" calcext:value-type="float">
            <text:p>18004</text:p>
          </table:table-cell>
          <table:table-cell table:style-name="ce7" table:number-columns-repeated="4"/>
          <table:table-cell table:number-columns-repeated="16377"/>
        </table:table-row>
        <table:table-row table:style-name="ro2">
          <table:table-cell table:style-name="ce7" office:value-type="float" office:value="1200" calcext:value-type="float">
            <text:p>1200</text:p>
          </table:table-cell>
          <table:table-cell table:style-name="ce7"/>
          <table:table-cell table:style-name="ce7" office:value-type="float" office:value="71785" calcext:value-type="float">
            <text:p>71785</text:p>
          </table:table-cell>
          <table:table-cell table:style-name="ce7" table:number-columns-repeated="4"/>
          <table:table-cell table:number-columns-repeated="16377"/>
        </table:table-row>
        <table:table-row table:style-name="ro2">
          <table:table-cell table:style-name="ce7" office:value-type="float" office:value="2400" calcext:value-type="float">
            <text:p>2400</text:p>
          </table:table-cell>
          <table:table-cell table:style-name="ce7"/>
          <table:table-cell table:style-name="ce7" office:value-type="float" office:value="288600" calcext:value-type="float">
            <text:p>288600</text:p>
          </table:table-cell>
          <table:table-cell table:style-name="ce7" table:number-columns-repeated="4"/>
          <table:table-cell table:number-columns-repeated="16377"/>
        </table:table-row>
        <table:table-row table:style-name="ro2">
          <table:table-cell table:style-name="ce15" office:value-type="float" office:value="3000" calcext:value-type="float">
            <text:p>3000</text:p>
          </table:table-cell>
          <table:table-cell table:style-name="ce15"/>
          <table:table-cell table:style-name="ce15" office:value-type="float" office:value="449727" calcext:value-type="float">
            <text:p>449727</text:p>
          </table:table-cell>
          <table:table-cell table:style-name="ce15" table:number-columns-repeated="4"/>
          <table:table-cell table:style-name="ce19" table:number-columns-repeated="4"/>
          <table:table-cell table:number-columns-repeated="2"/>
          <table:table-cell table:style-name="ce19" table:number-columns-repeated="16371"/>
        </table:table-row>
        <table:table-row table:style-name="ro2">
          <table:table-cell table:style-name="ce7" office:value-type="float" office:value="6000" calcext:value-type="float">
            <text:p>6000</text:p>
          </table:table-cell>
          <table:table-cell table:style-name="ce7"/>
          <table:table-cell table:style-name="ce7" office:value-type="float" office:value="1799413" calcext:value-type="float">
            <text:p>1799413</text:p>
          </table:table-cell>
          <table:table-cell table:style-name="ce7" table:number-columns-repeated="4"/>
          <table:table-cell table:number-columns-repeated="16377"/>
        </table:table-row>
        <table:table-row table:style-name="ro2">
          <table:table-cell table:style-name="ce7" office:value-type="float" office:value="12000" calcext:value-type="float">
            <text:p>12000</text:p>
          </table:table-cell>
          <table:table-cell table:style-name="ce7"/>
          <table:table-cell table:style-name="ce7" office:value-type="float" office:value="7199863" calcext:value-type="float">
            <text:p>7199863</text:p>
          </table:table-cell>
          <table:table-cell table:style-name="ce7" table:number-columns-repeated="4"/>
          <table:table-cell table:number-columns-repeated="16377"/>
        </table:table-row>
        <table:table-row table:style-name="ro2">
          <table:table-cell table:style-name="ce15" office:value-type="float" office:value="24000" calcext:value-type="float">
            <text:p>24000</text:p>
          </table:table-cell>
          <table:table-cell table:style-name="ce15"/>
          <table:table-cell table:style-name="ce16" office:value-type="float" office:value="28792361" calcext:value-type="float">
            <text:p>28792361</text:p>
          </table:table-cell>
          <table:table-cell table:style-name="ce16" table:number-columns-repeated="4"/>
          <table:table-cell table:style-name="ce19" table:number-columns-repeated="4"/>
          <table:table-cell table:number-columns-repeated="2"/>
          <table:table-cell table:style-name="ce19" table:number-columns-repeated="16371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6" office:value-type="string" calcext:value-type="string">
            <text:p>Number of edges [m]</text:p>
          </table:table-cell>
          <table:table-cell table:style-name="ce26" office:value-type="string" calcext:value-type="string">
            <text:p>Size nodes [pympler]</text:p>
          </table:table-cell>
          <table:table-cell table:style-name="ce26" office:value-type="string" calcext:value-type="string">
            <text:p>Size edges [pympler]</text:p>
          </table:table-cell>
          <table:table-cell table:style-name="ce26" office:value-type="string" calcext:value-type="string">
            <text:p>Size nodes [memray]</text:p>
          </table:table-cell>
          <table:table-cell table:style-name="ce26" office:value-type="string" calcext:value-type="string">
            <text:p>Size edges [memray]</text:p>
          </table:table-cell>
          <table:table-cell table:style-name="ce26" office:value-type="string" calcext:value-type="string">
            <text:p>Time generate_lists() [s]</text:p>
          </table:table-cell>
          <table:table-cell table:number-columns-repeated="16377"/>
        </table:table-row>
        <table:table-row table:style-name="ro2"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658" calcext:value-type="float">
            <text:p>4658</text:p>
          </table:table-cell>
          <table:table-cell office:value-type="float" office:value="0.101082" calcext:value-type="float">
            <text:p>0.101082</text:p>
          </table:table-cell>
          <table:table-cell office:value-type="float" office:value="1.66418" calcext:value-type="float">
            <text:p>1.66418</text:p>
          </table:table-cell>
          <table:table-cell table:style-name="ce28" office:value-type="float" office:value="0.0352646484375" calcext:value-type="float">
            <text:p>0.0353</text:p>
          </table:table-cell>
          <table:table-cell table:style-name="ce28" office:value-type="float" office:value="2.04" calcext:value-type="float">
            <text:p>2.0400</text:p>
          </table:table-cell>
          <table:table-cell office:value-type="float" office:value="0.005" calcext:value-type="float">
            <text:p>0.005</text:p>
          </table:table-cell>
          <table:table-cell table:number-columns-repeated="16377"/>
        </table:table-row>
        <table:table-row table:style-name="ro2"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18004" calcext:value-type="float">
            <text:p>18004</text:p>
          </table:table-cell>
          <table:table-cell office:value-type="float" office:value="0.202118" calcext:value-type="float">
            <text:p>0.202118</text:p>
          </table:table-cell>
          <table:table-cell office:value-type="float" office:value="6.43808" calcext:value-type="float">
            <text:p>6.43808</text:p>
          </table:table-cell>
          <table:table-cell table:style-name="ce28" office:value-type="float" office:value="1.039" calcext:value-type="float">
            <text:p>1.0390</text:p>
          </table:table-cell>
          <table:table-cell table:style-name="ce28" office:value-type="float" office:value="6.149" calcext:value-type="float">
            <text:p>6.1490</text:p>
          </table:table-cell>
          <table:table-cell office:value-type="float" office:value="0.016" calcext:value-type="float">
            <text:p>0.016</text:p>
          </table:table-cell>
          <table:table-cell table:number-columns-repeated="16377"/>
        </table:table-row>
        <table:table-row table:style-name="ro2">
          <table:table-cell table:style-name="ce15" office:value-type="float" office:value="1200" calcext:value-type="float">
            <text:p>1200</text:p>
          </table:table-cell>
          <table:table-cell table:style-name="ce15" office:value-type="float" office:value="71785" calcext:value-type="float">
            <text:p>71785</text:p>
          </table:table-cell>
          <table:table-cell office:value-type="float" office:value="0.404175" calcext:value-type="float">
            <text:p>0.404175</text:p>
          </table:table-cell>
          <table:table-cell office:value-type="float" office:value="25.6533" calcext:value-type="float">
            <text:p>25.6533</text:p>
          </table:table-cell>
          <table:table-cell table:style-name="ce28" office:value-type="float" office:value="1.044" calcext:value-type="float">
            <text:p>1.0440</text:p>
          </table:table-cell>
          <table:table-cell table:style-name="ce28" office:value-type="float" office:value="26.606" calcext:value-type="float">
            <text:p>26.6060</text:p>
          </table:table-cell>
          <table:table-cell office:value-type="float" office:value="0.058" calcext:value-type="float">
            <text:p>0.058</text:p>
          </table:table-cell>
          <table:table-cell table:number-columns-repeated="16377"/>
        </table:table-row>
        <table:table-row table:style-name="ro2"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288600" calcext:value-type="float">
            <text:p>288600</text:p>
          </table:table-cell>
          <table:table-cell office:value-type="float" office:value="0.809181" calcext:value-type="float">
            <text:p>0.809181</text:p>
          </table:table-cell>
          <table:table-cell office:value-type="float" office:value="102.932" calcext:value-type="float">
            <text:p>102.932</text:p>
          </table:table-cell>
          <table:table-cell table:style-name="ce28" office:value-type="float" office:value="1.067" calcext:value-type="float">
            <text:p>1.0670</text:p>
          </table:table-cell>
          <table:table-cell table:style-name="ce28" office:value-type="float" office:value="109.215" calcext:value-type="float">
            <text:p>109.2150</text:p>
          </table:table-cell>
          <table:table-cell office:value-type="float" office:value="0.202" calcext:value-type="float">
            <text:p>0.202</text:p>
          </table:table-cell>
          <table:table-cell table:number-columns-repeated="16377"/>
        </table:table-row>
        <table:table-row table:style-name="ro2"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449727" calcext:value-type="float">
            <text:p>449727</text:p>
          </table:table-cell>
          <table:table-cell office:value-type="float" office:value="1.0116" calcext:value-type="float">
            <text:p>1.0116</text:p>
          </table:table-cell>
          <table:table-cell office:value-type="float" office:value="106.517" calcext:value-type="float">
            <text:p>106.517</text:p>
          </table:table-cell>
          <table:table-cell table:style-name="ce28" office:value-type="float" office:value="1.06" calcext:value-type="float">
            <text:p>1.0600</text:p>
          </table:table-cell>
          <table:table-cell table:style-name="ce28" office:value-type="float" office:value="171.552" calcext:value-type="float">
            <text:p>171.5520</text:p>
          </table:table-cell>
          <table:table-cell office:value-type="float" office:value="0.304" calcext:value-type="float">
            <text:p>0.304</text:p>
          </table:table-cell>
          <table:table-cell table:number-columns-repeated="16377"/>
        </table:table-row>
        <table:table-row table:style-name="ro2"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1799413" calcext:value-type="float">
            <text:p>1799413</text:p>
          </table:table-cell>
          <table:table-cell office:value-type="float" office:value="2.02419" calcext:value-type="float">
            <text:p>2.02419</text:p>
          </table:table-cell>
          <table:table-cell office:value-type="float" office:value="642.582" calcext:value-type="float">
            <text:p>642.582</text:p>
          </table:table-cell>
          <table:table-cell table:style-name="ce28" office:value-type="float" office:value="2.086" calcext:value-type="float">
            <text:p>2.0860</text:p>
          </table:table-cell>
          <table:table-cell table:style-name="ce28" office:value-type="float" office:value="686.58" calcext:value-type="float">
            <text:p>686.5800</text:p>
          </table:table-cell>
          <table:table-cell office:value-type="float" office:value="1.065" calcext:value-type="float">
            <text:p>1.065</text:p>
          </table:table-cell>
          <table:table-cell table:number-columns-repeated="16377"/>
        </table:table-row>
        <table:table-row table:style-name="ro2">
          <table:table-cell table:style-name="ce15" office:value-type="float" office:value="12000" calcext:value-type="float">
            <text:p>12000</text:p>
          </table:table-cell>
          <table:table-cell table:style-name="ce15" office:value-type="float" office:value="7199863" calcext:value-type="float">
            <text:p>7199863</text:p>
          </table:table-cell>
          <table:table-cell office:value-type="float" office:value="4.05193" calcext:value-type="float">
            <text:p>4.05193</text:p>
          </table:table-cell>
          <table:table-cell office:value-type="float" office:value="2572.7" calcext:value-type="float">
            <text:p>2572.7</text:p>
          </table:table-cell>
          <table:table-cell table:style-name="ce28" office:value-type="float" office:value="4.13" calcext:value-type="float">
            <text:p>4.1300</text:p>
          </table:table-cell>
          <table:table-cell table:style-name="ce28" table:formula="of:=2.692*1024" office:value-type="float" office:value="2756.608" calcext:value-type="float">
            <text:p>2756.6080</text:p>
          </table:table-cell>
          <table:table-cell office:value-type="float" office:value="4.09" calcext:value-type="float">
            <text:p>4.09</text:p>
          </table:table-cell>
          <table:table-cell table:number-columns-repeated="16377"/>
        </table:table-row>
        <table:table-row table:style-name="ro2">
          <table:table-cell office:value-type="float" office:value="24000" calcext:value-type="float">
            <text:p>24000</text:p>
          </table:table-cell>
          <table:table-cell table:style-name="ce24" office:value-type="float" office:value="28792361" calcext:value-type="float">
            <text:p>28792361</text:p>
          </table:table-cell>
          <table:table-cell office:value-type="float" office:value="8.08289" calcext:value-type="float">
            <text:p>8.08289</text:p>
          </table:table-cell>
          <table:table-cell office:value-type="float" office:value="10295.2" calcext:value-type="float">
            <text:p>10295.2</text:p>
          </table:table-cell>
          <table:table-cell office:value-type="float" office:value="8.221" calcext:value-type="float">
            <text:p>8.221</text:p>
          </table:table-cell>
          <table:table-cell office:value-type="float" office:value="11036.672" calcext:value-type="float">
            <text:p>11036.672</text:p>
          </table:table-cell>
          <table:table-cell office:value-type="float" office:value="15.636" calcext:value-type="float">
            <text:p>15.636</text:p>
          </table:table-cell>
          <table:table-cell table:number-columns-repeated="16377"/>
        </table:table-row>
        <table:table-row table:style-name="ro2" table:number-rows-repeated="1048544">
          <table:table-cell table:number-columns-repeated="16384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IR_PandasDF" table:style-name="ta1">
        <table:table-column table:style-name="co7" table:default-cell-style-name="ce1"/>
        <table:table-column table:style-name="co8" table:number-columns-repeated="2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2" table:number-rows-spanned="1">
            <text:p>Stages Pipeline</text:p>
          </table:table-cell>
          <table:covered-table-cell/>
          <table:table-cell table:style-name="ce33" office:value-type="string" calcext:value-type="string">
            <text:p>Total Pipeline</text:p>
          </table:table-cell>
          <table:table-cell table:style-name="ce33" office:value-type="string" calcext:value-type="string" table:number-columns-spanned="2" table:number-rows-spanned="1">
            <text:p>Size Internal Representation</text:p>
          </table:table-cell>
          <table:covered-table-cell table:style-name="ce30"/>
        </table:table-row>
        <table:table-row table:style-name="ro3">
          <table:table-cell table:style-name="ce14" office:value-type="string" calcext:value-type="string">
            <text:p>Number nodes [n]</text:p>
          </table:table-cell>
          <table:table-cell table:style-name="ce14" office:value-type="string" calcext:value-type="string">
            <text:p>Number of edges [m]</text:p>
          </table:table-cell>
          <table:table-cell table:style-name="ce30" office:value-type="string" calcext:value-type="string">
            <text:p><text:span text:style-name="T1">Time in</text:span> <text:span text:style-name="T2">load_csv_df()</text:span></text:p>
            <text:p><text:span text:style-name="T1">[s]</text:span></text:p>
          </table:table-cell>
          <table:table-cell table:style-name="ce30" office:value-type="string" calcext:value-type="string">
            <text:p><text:span text:style-name="T3">Time in</text:span><text:span text:style-name="T4"> </text:span><text:span text:style-name="T2">edges_format_converter()</text:span></text:p>
            <text:p><text:span text:style-name="T1">[s]</text:span></text:p>
          </table:table-cell>
          <table:table-cell table:style-name="ce30" office:value-type="string" calcext:value-type="string">
            <text:p><text:span text:style-name="T3">Time in</text:span><text:span text:style-name="T4"> </text:span><text:span text:style-name="T2">pipeline()</text:span></text:p>
            <text:p><text:span text:style-name="T1">[s]</text:span></text:p>
          </table:table-cell>
          <table:table-cell table:style-name="ce30" office:value-type="string" calcext:value-type="string">
            <text:p>Total [MB]</text:p>
          </table:table-cell>
          <table:table-cell table:style-name="ce30" office:value-type="string" calcext:value-type="string">
            <text:p>Flat [MB]</text:p>
          </table:table-cell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7" office:value-type="float" office:value="47" calcext:value-type="float">
            <text:p>4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17352" calcext:value-type="float">
            <text:p>0.017352</text:p>
          </table:table-cell>
        </table:table-row>
        <table:table-row table:style-name="ro2">
          <table:table-cell table:style-name="ce7" office:value-type="float" office:value="60" calcext:value-type="float">
            <text:p>60</text:p>
          </table:table-cell>
          <table:table-cell table:style-name="ce7" office:value-type="float" office:value="181" calcext:value-type="float">
            <text:p>181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7" calcext:value-type="float">
            <text:p>0.017</text:p>
          </table:table-cell>
          <table:table-cell office:value-type="float" office:value="0.14028" calcext:value-type="float">
            <text:p>0.14028</text:p>
          </table:table-cell>
          <table:table-cell office:value-type="float" office:value="0.066392" calcext:value-type="float">
            <text:p>0.066392</text:p>
          </table:table-cell>
        </table:table-row>
        <table:table-row table:style-name="ro2"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689" calcext:value-type="float">
            <text:p>689</text:p>
          </table:table-cell>
          <table:table-cell office:value-type="float" office:value="0.01" calcext:value-type="float">
            <text:p>0.0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3" calcext:value-type="float">
            <text:p>0.023</text:p>
          </table:table-cell>
          <table:table-cell office:value-type="float" office:value="0.512032" calcext:value-type="float">
            <text:p>0.512032</text:p>
          </table:table-cell>
          <table:table-cell office:value-type="float" office:value="0.252272" calcext:value-type="float">
            <text:p>0.252272</text:p>
          </table:table-cell>
        </table:table-row>
        <table:table-row table:style-name="ro2"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2819" calcext:value-type="float">
            <text:p>28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2" calcext:value-type="float">
            <text:p>0.092</text:p>
          </table:table-cell>
          <table:table-cell office:value-type="float" office:value="2.070944" calcext:value-type="float">
            <text:p>2.070944</text:p>
          </table:table-cell>
          <table:table-cell office:value-type="float" office:value="1.031728" calcext:value-type="float">
            <text:p>1.031728</text:p>
          </table:table-cell>
        </table:table-row>
        <table:table-row table:style-name="ro2"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658" calcext:value-type="float">
            <text:p>4658</text:p>
          </table:table-cell>
          <table:table-cell table:style-name="ce19" office:value-type="float" office:value="0.006" calcext:value-type="float">
            <text:p>0.006</text:p>
          </table:table-cell>
          <table:table-cell table:style-name="ce19" office:value-type="float" office:value="0.132" calcext:value-type="float">
            <text:p>0.132</text:p>
          </table:table-cell>
          <table:table-cell table:style-name="ce19" office:value-type="float" office:value="0.138" calcext:value-type="float">
            <text:p>0.138</text:p>
          </table:table-cell>
          <table:table-cell table:style-name="ce19" office:value-type="float" office:value="3.41692" calcext:value-type="float">
            <text:p>3.41692</text:p>
          </table:table-cell>
          <table:table-cell table:style-name="ce19" office:value-type="float" office:value="1.704712" calcext:value-type="float">
            <text:p>1.704712</text:p>
          </table:table-cell>
        </table:table-row>
        <table:table-row table:style-name="ro2"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18004" calcext:value-type="float">
            <text:p>18004</text:p>
          </table:table-cell>
          <table:table-cell office:value-type="float" office:value="0.02" calcext:value-type="float">
            <text:p>0.02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13.184472" calcext:value-type="float">
            <text:p>13.184472</text:p>
          </table:table-cell>
          <table:table-cell office:value-type="float" office:value="6.588488" calcext:value-type="float">
            <text:p>6.588488</text:p>
          </table:table-cell>
        </table:table-row>
        <table:table-row table:style-name="ro2"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71785" calcext:value-type="float">
            <text:p>71785</text:p>
          </table:table-cell>
          <table:table-cell office:value-type="float" office:value="0.049" calcext:value-type="float">
            <text:p>0.049</text:p>
          </table:table-cell>
          <table:table-cell office:value-type="float" office:value="1.742" calcext:value-type="float">
            <text:p>1.742</text:p>
          </table:table-cell>
          <table:table-cell office:value-type="float" office:value="1.791" calcext:value-type="float">
            <text:p>1.791</text:p>
          </table:table-cell>
          <table:table-cell office:value-type="float" office:value="52.546848" calcext:value-type="float">
            <text:p>52.546848</text:p>
          </table:table-cell>
          <table:table-cell office:value-type="float" office:value="26.26968" calcext:value-type="float">
            <text:p>26.26968</text:p>
          </table:table-cell>
        </table:table-row>
        <table:table-row table:style-name="ro2"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288600" calcext:value-type="float">
            <text:p>288600</text:p>
          </table:table-cell>
          <table:table-cell office:value-type="float" office:value="0.164" calcext:value-type="float">
            <text:p>0.164</text:p>
          </table:table-cell>
          <table:table-cell office:value-type="float" office:value="6.583" calcext:value-type="float">
            <text:p>6.583</text:p>
          </table:table-cell>
          <table:table-cell office:value-type="float" office:value="6.747" calcext:value-type="float">
            <text:p>6.747</text:p>
          </table:table-cell>
          <table:table-cell office:value-type="float" office:value="211.222984" calcext:value-type="float">
            <text:p>211.222984</text:p>
          </table:table-cell>
          <table:table-cell office:value-type="float" office:value="105.607744" calcext:value-type="float">
            <text:p>105.607744</text:p>
          </table:table-cell>
        </table:table-row>
        <table:table-row table:style-name="ro2"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449727" calcext:value-type="float">
            <text:p>449727</text:p>
          </table:table-cell>
          <table:table-cell table:style-name="ce19" office:value-type="float" office:value="0.228" calcext:value-type="float">
            <text:p>0.228</text:p>
          </table:table-cell>
          <table:table-cell table:style-name="ce19" office:value-type="float" office:value="10.438" calcext:value-type="float">
            <text:p>10.438</text:p>
          </table:table-cell>
          <table:table-cell table:style-name="ce15" office:value-type="float" office:value="10.666" calcext:value-type="float">
            <text:p>10.666</text:p>
          </table:table-cell>
          <table:table-cell table:style-name="ce19" office:value-type="float" office:value="329.149448" calcext:value-type="float">
            <text:p>329.149448</text:p>
          </table:table-cell>
          <table:table-cell table:style-name="ce19" office:value-type="float" office:value="164.570976" calcext:value-type="float">
            <text:p>164.570976</text:p>
          </table:table-cell>
        </table:table-row>
        <table:table-row table:style-name="ro2"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1799413" calcext:value-type="float">
            <text:p>1799413</text:p>
          </table:table-cell>
          <table:table-cell office:value-type="float" office:value="0.933" calcext:value-type="float">
            <text:p>0.933</text:p>
          </table:table-cell>
          <table:table-cell office:value-type="float" office:value="41.726" calcext:value-type="float">
            <text:p>41.726</text:p>
          </table:table-cell>
          <table:table-cell office:value-type="float" office:value="42.659" calcext:value-type="float">
            <text:p>42.659</text:p>
          </table:table-cell>
          <table:table-cell office:value-type="float" office:value="1316.923752" calcext:value-type="float">
            <text:p>1316.923752</text:p>
          </table:table-cell>
          <table:table-cell office:value-type="float" office:value="658.458128" calcext:value-type="float">
            <text:p>658.458128</text:p>
          </table:table-cell>
        </table:table-row>
        <table:table-row table:style-name="ro2">
          <table:table-cell table:style-name="ce7" office:value-type="float" office:value="12000" calcext:value-type="float">
            <text:p>12000</text:p>
          </table:table-cell>
          <table:table-cell table:style-name="ce7" office:value-type="float" office:value="7199863" calcext:value-type="float">
            <text:p>7199863</text:p>
          </table:table-cell>
          <table:table-cell office:value-type="float" office:value="3.54" calcext:value-type="float">
            <text:p>3.54</text:p>
          </table:table-cell>
          <table:table-cell office:value-type="float" office:value="173.768" calcext:value-type="float">
            <text:p>173.768</text:p>
          </table:table-cell>
          <table:table-cell office:value-type="float" office:value="177.308" calcext:value-type="float">
            <text:p>177.308</text:p>
          </table:table-cell>
          <table:table-cell office:value-type="float" office:value="5269.251248" calcext:value-type="float">
            <text:p>5269.251248</text:p>
          </table:table-cell>
          <table:table-cell office:value-type="float" office:value="2634.62188" calcext:value-type="float">
            <text:p>2634.62188</text:p>
          </table:table-cell>
        </table:table-row>
        <table:table-row table:style-name="ro2">
          <table:table-cell table:style-name="ce15" office:value-type="float" office:value="24000" calcext:value-type="float">
            <text:p>24000</text:p>
          </table:table-cell>
          <table:table-cell table:style-name="ce16" office:value-type="float" office:value="28792361" calcext:value-type="float">
            <text:p>28792361</text:p>
          </table:table-cell>
          <table:table-cell table:style-name="ce19" office:value-type="float" office:value="13.386" calcext:value-type="float">
            <text:p>13.386</text:p>
          </table:table-cell>
          <table:table-cell table:style-name="ce19" office:value-type="float" office:value="678.45" calcext:value-type="float">
            <text:p>678.45</text:p>
          </table:table-cell>
          <table:table-cell table:style-name="ce19" office:value-type="float" office:value="691.836" calcext:value-type="float">
            <text:p>691.836</text:p>
          </table:table-cell>
          <table:table-cell table:style-name="ce19" office:value-type="float" office:value="21071.90176" calcext:value-type="float">
            <text:p>21071.90176</text:p>
          </table:table-cell>
          <table:table-cell table:style-name="ce19" office:value-type="float" office:value="10535.947136" calcext:value-type="float">
            <text:p>10535.947136</text:p>
          </table:table-cell>
        </table:table-row>
        <table:table-row table:style-name="ro2" table:number-rows-repeated="104856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IR_AdjacencyMap(dict)" table:style-name="ta1">
        <table:table-column table:style-name="co7" table:default-cell-style-name="ce1"/>
        <table:table-column table:style-name="co17" table:number-columns-repeated="2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2" table:number-rows-spanned="1">
            <text:p>Stages Pipeline</text:p>
          </table:table-cell>
          <table:covered-table-cell/>
          <table:table-cell table:style-name="ce33" office:value-type="string" calcext:value-type="string">
            <text:p>Total Pipeline</text:p>
          </table:table-cell>
          <table:table-cell table:style-name="ce33" office:value-type="string" calcext:value-type="string" table:number-columns-spanned="2" table:number-rows-spanned="1">
            <text:p>Size Internal Representation</text:p>
          </table:table-cell>
          <table:covered-table-cell table:style-name="ce30"/>
        </table:table-row>
        <table:table-row table:style-name="ro3">
          <table:table-cell table:style-name="ce14" office:value-type="string" calcext:value-type="string">
            <text:p>Number nodes [n]</text:p>
          </table:table-cell>
          <table:table-cell table:style-name="ce14" office:value-type="string" calcext:value-type="string">
            <text:p>Number of edges [m]</text:p>
          </table:table-cell>
          <table:table-cell table:style-name="ce30" office:value-type="string" calcext:value-type="string">
            <text:p><text:span text:style-name="T1">Time in</text:span> <text:span text:style-name="T2">load_csv_module()</text:span></text:p>
            <text:p><text:span text:style-name="T1">[s]</text:span></text:p>
          </table:table-cell>
          <table:table-cell table:style-name="ce30" office:value-type="string" calcext:value-type="string">
            <text:p><text:span text:style-name="T3">Time in</text:span><text:span text:style-name="T4"> dict_from_edgelist</text:span><text:span text:style-name="T2">()</text:span></text:p>
            <text:p><text:span text:style-name="T1">[s]</text:span></text:p>
          </table:table-cell>
          <table:table-cell table:style-name="ce30" office:value-type="string" calcext:value-type="string">
            <text:p><text:span text:style-name="T3">Time in</text:span><text:span text:style-name="T4"> </text:span><text:span text:style-name="T2">pipeline()</text:span></text:p>
            <text:p><text:span text:style-name="T1">[s]</text:span></text:p>
          </table:table-cell>
          <table:table-cell table:style-name="ce30" office:value-type="string" calcext:value-type="string">
            <text:p>Total [MB]</text:p>
          </table:table-cell>
          <table:table-cell table:style-name="ce30" office:value-type="string" calcext:value-type="string">
            <text:p>Flat [MB]</text:p>
          </table:table-cell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7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31624" calcext:value-type="float">
            <text:p>0.031624</text:p>
          </table:table-cell>
          <table:table-cell office:value-type="float" office:value="0.001176" calcext:value-type="float">
            <text:p>0.001176</text:p>
          </table:table-cell>
        </table:table-row>
        <table:table-row table:style-name="ro2">
          <table:table-cell table:style-name="ce7" office:value-type="float" office:value="60" calcext:value-type="float">
            <text:p>60</text:p>
          </table:table-cell>
          <table:table-cell table:style-name="ce7" office:value-type="float" office:value="181" calcext:value-type="float">
            <text:p>18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111536" calcext:value-type="float">
            <text:p>0.111536</text:p>
          </table:table-cell>
          <table:table-cell office:value-type="float" office:value="0.002272" calcext:value-type="float">
            <text:p>0.002272</text:p>
          </table:table-cell>
        </table:table-row>
        <table:table-row table:style-name="ro2"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689" calcext:value-type="float">
            <text:p>68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388656" calcext:value-type="float">
            <text:p>0.388656</text:p>
          </table:table-cell>
          <table:table-cell office:value-type="float" office:value="0.004696" calcext:value-type="float">
            <text:p>0.004696</text:p>
          </table:table-cell>
        </table:table-row>
        <table:table-row table:style-name="ro2"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2819" calcext:value-type="float">
            <text:p>281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2" calcext:value-type="float">
            <text:p>0.032</text:p>
          </table:table-cell>
          <table:table-cell office:value-type="float" office:value="1.559688" calcext:value-type="float">
            <text:p>1.559688</text:p>
          </table:table-cell>
          <table:table-cell office:value-type="float" office:value="0.009312" calcext:value-type="float">
            <text:p>0.009312</text:p>
          </table:table-cell>
        </table:table-row>
        <table:table-row table:style-name="ro2"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658" calcext:value-type="float">
            <text:p>4658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0.06" calcext:value-type="float">
            <text:p>0.06</text:p>
          </table:table-cell>
          <table:table-cell table:style-name="ce19" office:value-type="float" office:value="2.558264" calcext:value-type="float">
            <text:p>2.558264</text:p>
          </table:table-cell>
          <table:table-cell table:style-name="ce19" office:value-type="float" office:value="0.009312" calcext:value-type="float">
            <text:p>0.009312</text:p>
          </table:table-cell>
        </table:table-row>
        <table:table-row table:style-name="ro2"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18004" calcext:value-type="float">
            <text:p>18004</text:p>
          </table:table-cell>
          <table:table-cell office:value-type="float" office:value="0.034" calcext:value-type="float">
            <text:p>0.034</text:p>
          </table:table-cell>
          <table:table-cell office:value-type="float" office:value="0.175" calcext:value-type="float">
            <text:p>0.175</text:p>
          </table:table-cell>
          <table:table-cell office:value-type="float" office:value="0.21" calcext:value-type="float">
            <text:p>0.21</text:p>
          </table:table-cell>
          <table:table-cell office:value-type="float" office:value="9.792232" calcext:value-type="float">
            <text:p>9.792232</text:p>
          </table:table-cell>
          <table:table-cell office:value-type="float" office:value="0.01852" calcext:value-type="float">
            <text:p>0.01852</text:p>
          </table:table-cell>
        </table:table-row>
        <table:table-row table:style-name="ro2"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71785" calcext:value-type="float">
            <text:p>71785</text:p>
          </table:table-cell>
          <table:table-cell office:value-type="float" office:value="0.117" calcext:value-type="float">
            <text:p>0.117</text:p>
          </table:table-cell>
          <table:table-cell office:value-type="float" office:value="0.64" calcext:value-type="float">
            <text:p>0.64</text:p>
          </table:table-cell>
          <table:table-cell office:value-type="float" office:value="0.758" calcext:value-type="float">
            <text:p>0.758</text:p>
          </table:table-cell>
          <table:table-cell office:value-type="float" office:value="38.913944" calcext:value-type="float">
            <text:p>38.913944</text:p>
          </table:table-cell>
          <table:table-cell office:value-type="float" office:value="0.03696" calcext:value-type="float">
            <text:p>0.03696</text:p>
          </table:table-cell>
        </table:table-row>
        <table:table-row table:style-name="ro2"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288600" calcext:value-type="float">
            <text:p>288600</text:p>
          </table:table-cell>
          <table:table-cell office:value-type="float" office:value="0.439" calcext:value-type="float">
            <text:p>0.439</text:p>
          </table:table-cell>
          <table:table-cell office:value-type="float" office:value="2.423" calcext:value-type="float">
            <text:p>2.423</text:p>
          </table:table-cell>
          <table:table-cell office:value-type="float" office:value="2.871" calcext:value-type="float">
            <text:p>2.871</text:p>
          </table:table-cell>
          <table:table-cell office:value-type="float" office:value="156.737568" calcext:value-type="float">
            <text:p>156.737568</text:p>
          </table:table-cell>
          <table:table-cell office:value-type="float" office:value="0.073816" calcext:value-type="float">
            <text:p>0.073816</text:p>
          </table:table-cell>
        </table:table-row>
        <table:table-row table:style-name="ro2"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449727" calcext:value-type="float">
            <text:p>449727</text:p>
          </table:table-cell>
          <table:table-cell table:style-name="ce19" office:value-type="float" office:value="0.657" calcext:value-type="float">
            <text:p>0.657</text:p>
          </table:table-cell>
          <table:table-cell table:style-name="ce19" office:value-type="float" office:value="3.644" calcext:value-type="float">
            <text:p>3.644</text:p>
          </table:table-cell>
          <table:table-cell table:style-name="ce19" office:value-type="float" office:value="4.313" calcext:value-type="float">
            <text:p>4.313</text:p>
          </table:table-cell>
          <table:table-cell table:style-name="ce19" office:value-type="float" office:value="241.567856" calcext:value-type="float">
            <text:p>241.567856</text:p>
          </table:table-cell>
          <table:table-cell table:style-name="ce19" office:value-type="float" office:value="0.147552" calcext:value-type="float">
            <text:p>0.147552</text:p>
          </table:table-cell>
        </table:table-row>
        <table:table-row table:style-name="ro2"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1799413" calcext:value-type="float">
            <text:p>1799413</text:p>
          </table:table-cell>
          <table:table-cell office:value-type="float" office:value="2.361" calcext:value-type="float">
            <text:p>2.361</text:p>
          </table:table-cell>
          <table:table-cell office:value-type="float" office:value="15.536" calcext:value-type="float">
            <text:p>15.536</text:p>
          </table:table-cell>
          <table:table-cell office:value-type="float" office:value="17.949" calcext:value-type="float">
            <text:p>17.949</text:p>
          </table:table-cell>
          <table:table-cell office:value-type="float" office:value="963.389104" calcext:value-type="float">
            <text:p>963.389104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2">
          <table:table-cell table:style-name="ce7" office:value-type="float" office:value="12000" calcext:value-type="float">
            <text:p>12000</text:p>
          </table:table-cell>
          <table:table-cell table:style-name="ce7" office:value-type="float" office:value="7199863" calcext:value-type="float">
            <text:p>7199863</text:p>
          </table:table-cell>
          <table:table-cell office:value-type="float" office:value="8.738" calcext:value-type="float">
            <text:p>8.738</text:p>
          </table:table-cell>
          <table:table-cell office:value-type="float" office:value="63.114" calcext:value-type="float">
            <text:p>63.114</text:p>
          </table:table-cell>
          <table:table-cell office:value-type="float" office:value="72.055" calcext:value-type="float">
            <text:p>72.055</text:p>
          </table:table-cell>
          <table:table-cell office:value-type="float" office:value="3851.164952" calcext:value-type="float">
            <text:p>3851.164952</text:p>
          </table:table-cell>
          <table:table-cell office:value-type="float" office:value="0.58992" calcext:value-type="float">
            <text:p>0.58992</text:p>
          </table:table-cell>
        </table:table-row>
        <table:table-row table:style-name="ro2">
          <table:table-cell table:style-name="ce15" office:value-type="float" office:value="24000" calcext:value-type="float">
            <text:p>24000</text:p>
          </table:table-cell>
          <table:table-cell table:style-name="ce16" office:value-type="float" office:value="28792361" calcext:value-type="float">
            <text:p>28792361</text:p>
          </table:table-cell>
          <table:table-cell table:style-name="ce19" office:value-type="float" office:value="35.183" calcext:value-type="float">
            <text:p>35.183</text:p>
          </table:table-cell>
          <table:table-cell table:style-name="ce19" office:value-type="float" office:value="288.281" calcext:value-type="float">
            <text:p>288.281</text:p>
          </table:table-cell>
          <table:table-cell table:style-name="ce19" office:value-type="float" office:value="324.298" calcext:value-type="float">
            <text:p>324.298</text:p>
          </table:table-cell>
          <table:table-cell table:style-name="ce19" office:value-type="float" office:value="15398.002688" calcext:value-type="float">
            <text:p>15398.002688</text:p>
          </table:table-cell>
          <table:table-cell table:style-name="ce19" office:value-type="float" office:value="1.310808" calcext:value-type="float">
            <text:p>1.310808</text:p>
          </table:table-cell>
        </table:table-row>
        <table:table-row table:style-name="ro2" table:number-rows-repeated="104856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IR_Numpy_Arrays" table:style-name="ta1">
        <table:table-column table:style-name="co7" table:default-cell-style-name="ce1"/>
        <table:table-column table:style-name="co8" table:number-columns-repeated="2" table:default-cell-style-name="ce1"/>
        <table:table-column table:style-name="co18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3" table:number-rows-spanned="1">
            <text:p>Stages Pipeline</text:p>
          </table:table-cell>
          <table:covered-table-cell table:number-columns-repeated="2"/>
          <table:table-cell table:style-name="ce33" office:value-type="string" calcext:value-type="string">
            <text:p>Total Pipeline</text:p>
          </table:table-cell>
          <table:table-cell table:style-name="ce33" office:value-type="string" calcext:value-type="string" table:number-columns-spanned="2" table:number-rows-spanned="1">
            <text:p>Size Internal Representation</text:p>
          </table:table-cell>
          <table:covered-table-cell table:style-name="ce30"/>
        </table:table-row>
        <table:table-row table:style-name="ro3">
          <table:table-cell table:style-name="ce14" office:value-type="string" calcext:value-type="string">
            <text:p>Number nodes [n]</text:p>
          </table:table-cell>
          <table:table-cell table:style-name="ce14" office:value-type="string" calcext:value-type="string">
            <text:p>Number of edges [m]</text:p>
          </table:table-cell>
          <table:table-cell table:style-name="ce30" office:value-type="string" calcext:value-type="string">
            <text:p><text:span text:style-name="T1">Time in</text:span> <text:span text:style-name="T2">load_csv()</text:span></text:p>
            <text:p><text:span text:style-name="T1">[s]</text:span></text:p>
          </table:table-cell>
          <table:table-cell table:style-name="ce30" office:value-type="string" calcext:value-type="string">
            <text:p><text:span text:style-name="T3">Time in</text:span><text:span text:style-name="T4"> </text:span><text:span text:style-name="T2">edge_generator_streaming()</text:span></text:p>
            <text:p><text:span text:style-name="T1">[s]</text:span></text:p>
          </table:table-cell>
          <table:table-cell table:style-name="ce30" office:value-type="string" calcext:value-type="string">
            <text:p><text:span text:style-name="T5">Time in</text:span><text:span text:style-name="T6"> </text:span><text:span text:style-name="T2">create_internal_representation()</text:span></text:p>
            <text:p><text:span text:style-name="T1">[s]</text:span></text:p>
          </table:table-cell>
          <table:table-cell table:style-name="ce30" office:value-type="string" calcext:value-type="string">
            <text:p><text:span text:style-name="T3">Time in</text:span><text:span text:style-name="T4"> </text:span><text:span text:style-name="T2">pipeline()</text:span></text:p>
            <text:p><text:span text:style-name="T1">[s]</text:span></text:p>
          </table:table-cell>
          <table:table-cell table:style-name="ce30" office:value-type="string" calcext:value-type="string">
            <text:p>Total [MB]</text:p>
          </table:table-cell>
          <table:table-cell table:style-name="ce30" office:value-type="string" calcext:value-type="string">
            <text:p>Flat [MB]</text:p>
          </table:table-cell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7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272" calcext:value-type="float">
            <text:p>0.001272</text:p>
          </table:table-cell>
          <table:table-cell office:value-type="float" office:value="0.001256" calcext:value-type="float">
            <text:p>0.001256</text:p>
          </table:table-cell>
        </table:table-row>
        <table:table-row table:style-name="ro2">
          <table:table-cell table:style-name="ce7" office:value-type="float" office:value="60" calcext:value-type="float">
            <text:p>60</text:p>
          </table:table-cell>
          <table:table-cell table:style-name="ce7"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488" calcext:value-type="float">
            <text:p>0.004488</text:p>
          </table:table-cell>
          <table:table-cell office:value-type="float" office:value="0.004472" calcext:value-type="float">
            <text:p>0.004472</text:p>
          </table:table-cell>
        </table:table-row>
        <table:table-row table:style-name="ro2"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689" calcext:value-type="float">
            <text:p>689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668" calcext:value-type="float">
            <text:p>0.01668</text:p>
          </table:table-cell>
          <table:table-cell office:value-type="float" office:value="0.016664" calcext:value-type="float">
            <text:p>0.016664</text:p>
          </table:table-cell>
        </table:table-row>
        <table:table-row table:style-name="ro2"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2819" calcext:value-type="float">
            <text:p>2819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067784" calcext:value-type="float">
            <text:p>0.067784</text:p>
          </table:table-cell>
        </table:table-row>
        <table:table-row table:style-name="ro2"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658" calcext:value-type="float">
            <text:p>4658</text:p>
          </table:table-cell>
          <table:table-cell table:style-name="ce19" office:value-type="float" office:value="0.018" calcext:value-type="float">
            <text:p>0.01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0.057" calcext:value-type="float">
            <text:p>0.057</text:p>
          </table:table-cell>
          <table:table-cell table:style-name="ce19" office:value-type="float" office:value="0.111936" calcext:value-type="float">
            <text:p>0.111936</text:p>
          </table:table-cell>
          <table:table-cell table:style-name="ce19" office:value-type="float" office:value="0.11192" calcext:value-type="float">
            <text:p>0.11192</text:p>
          </table:table-cell>
        </table:table-row>
        <table:table-row table:style-name="ro2"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18004" calcext:value-type="float">
            <text:p>18004</text:p>
          </table:table-cell>
          <table:table-cell office:value-type="float" office:value="0.046" calcext:value-type="float">
            <text:p>0.046</text:p>
          </table:table-cell>
          <table:table-cell office:value-type="float" office:value="0" calcext:value-type="float">
            <text:p>0</text:p>
          </table:table-cell>
          <table:table-cell office:value-type="float" office:value="0.137" calcext:value-type="float">
            <text:p>0.137</text:p>
          </table:table-cell>
          <table:table-cell office:value-type="float" office:value="0.184" calcext:value-type="float">
            <text:p>0.184</text:p>
          </table:table-cell>
          <table:table-cell office:value-type="float" office:value="0.43224" calcext:value-type="float">
            <text:p>0.43224</text:p>
          </table:table-cell>
          <table:table-cell office:value-type="float" office:value="0.432224" calcext:value-type="float">
            <text:p>0.432224</text:p>
          </table:table-cell>
        </table:table-row>
        <table:table-row table:style-name="ro2"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71785" calcext:value-type="float">
            <text:p>71785</text:p>
          </table:table-cell>
          <table:table-cell office:value-type="float" office:value="0.123" calcext:value-type="float">
            <text:p>0.123</text:p>
          </table:table-cell>
          <table:table-cell office:value-type="float" office:value="0" calcext:value-type="float">
            <text:p>0</text:p>
          </table:table-cell>
          <table:table-cell office:value-type="float" office:value="0.543" calcext:value-type="float">
            <text:p>0.543</text:p>
          </table:table-cell>
          <table:table-cell office:value-type="float" office:value="0.668" calcext:value-type="float">
            <text:p>0.668</text:p>
          </table:table-cell>
          <table:table-cell office:value-type="float" office:value="1.72298" calcext:value-type="float">
            <text:p>1.72298</text:p>
          </table:table-cell>
          <table:table-cell office:value-type="float" office:value="1.72297" calcext:value-type="float">
            <text:p>1.72297</text:p>
          </table:table-cell>
        </table:table-row>
        <table:table-row table:style-name="ro2"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288600" calcext:value-type="float">
            <text:p>288600</text:p>
          </table:table-cell>
          <table:table-cell office:value-type="float" office:value="0.395" calcext:value-type="float">
            <text:p>0.395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2.385" calcext:value-type="float">
            <text:p>2.385</text:p>
          </table:table-cell>
          <table:table-cell office:value-type="float" office:value="6.92654" calcext:value-type="float">
            <text:p>6.92654</text:p>
          </table:table-cell>
          <table:table-cell office:value-type="float" office:value="6.92653" calcext:value-type="float">
            <text:p>6.92653</text:p>
          </table:table-cell>
        </table:table-row>
        <table:table-row table:style-name="ro2"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449727" calcext:value-type="float">
            <text:p>449727</text:p>
          </table:table-cell>
          <table:table-cell table:style-name="ce19" office:value-type="float" office:value="0.655" calcext:value-type="float">
            <text:p>0.65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.239" calcext:value-type="float">
            <text:p>3.239</text:p>
          </table:table-cell>
          <table:table-cell table:style-name="ce19" office:value-type="float" office:value="3.911" calcext:value-type="float">
            <text:p>3.911</text:p>
          </table:table-cell>
          <table:table-cell table:number-columns-repeated="2" table:style-name="ce19" office:value-type="float" office:value="10.7936" calcext:value-type="float">
            <text:p>10.7936</text:p>
          </table:table-cell>
        </table:table-row>
        <table:table-row table:style-name="ro2"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1799413" calcext:value-type="float">
            <text:p>1799413</text:p>
          </table:table-cell>
          <table:table-cell office:value-type="float" office:value="2.165" calcext:value-type="float">
            <text:p>2.165</text:p>
          </table:table-cell>
          <table:table-cell office:value-type="float" office:value="0" calcext:value-type="float">
            <text:p>0</text:p>
          </table:table-cell>
          <table:table-cell office:value-type="float" office:value="13.327" calcext:value-type="float">
            <text:p>13.327</text:p>
          </table:table-cell>
          <table:table-cell office:value-type="float" office:value="15.559" calcext:value-type="float">
            <text:p>15.559</text:p>
          </table:table-cell>
          <table:table-cell office:value-type="float" office:value="43.1861" calcext:value-type="float">
            <text:p>43.1861</text:p>
          </table:table-cell>
          <table:table-cell office:value-type="float" office:value="43.186" calcext:value-type="float">
            <text:p>43.186</text:p>
          </table:table-cell>
        </table:table-row>
        <table:table-row table:style-name="ro2">
          <table:table-cell table:style-name="ce7" office:value-type="float" office:value="12000" calcext:value-type="float">
            <text:p>12000</text:p>
          </table:table-cell>
          <table:table-cell table:style-name="ce7" office:value-type="float" office:value="7199863" calcext:value-type="float">
            <text:p>7199863</text:p>
          </table:table-cell>
          <table:table-cell office:value-type="float" office:value="8.742" calcext:value-type="float">
            <text:p>8.742</text:p>
          </table:table-cell>
          <table:table-cell office:value-type="float" office:value="0" calcext:value-type="float">
            <text:p>0</text:p>
          </table:table-cell>
          <table:table-cell office:value-type="float" office:value="54.149" calcext:value-type="float">
            <text:p>54.149</text:p>
          </table:table-cell>
          <table:table-cell office:value-type="float" office:value="63.174" calcext:value-type="float">
            <text:p>63.174</text:p>
          </table:table-cell>
          <table:table-cell table:number-columns-repeated="2" office:value-type="float" office:value="172.797" calcext:value-type="float">
            <text:p>172.797</text:p>
          </table:table-cell>
        </table:table-row>
        <table:table-row table:style-name="ro2">
          <table:table-cell table:style-name="ce15" office:value-type="float" office:value="24000" calcext:value-type="float">
            <text:p>24000</text:p>
          </table:table-cell>
          <table:table-cell table:style-name="ce16" office:value-type="float" office:value="28792361" calcext:value-type="float">
            <text:p>28792361</text:p>
          </table:table-cell>
          <table:table-cell table:style-name="ce19" office:value-type="float" office:value="34.65" calcext:value-type="float">
            <text:p>34.6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26.467" calcext:value-type="float">
            <text:p>226.467</text:p>
          </table:table-cell>
          <table:table-cell table:style-name="ce19" office:value-type="float" office:value="262.26" calcext:value-type="float">
            <text:p>262.26</text:p>
          </table:table-cell>
          <table:table-cell table:number-columns-repeated="2" table:style-name="ce19" office:value-type="float" office:value="691.017" calcext:value-type="float">
            <text:p>691.017</text:p>
          </table:table-cell>
        </table:table-row>
        <table:table-row table:style-name="ro2" table:number-rows-repeated="1048560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  <table:database-ranges>
        <table:database-range table:name="__Anonymous_Sheet_DB__1" table:target-range-address="IR_Lists.A1:IR_Lists.A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R_PandasDF.A1:IR_PandasDF.A1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IR_AdjacencyMap(dict)'.A1:'IR_AdjacencyMap(dict)'.A1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IR_Numpy_Arrays.A1:IR_Numpy_Arrays.A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1">
      <number:number number:decimal-places="16" number:min-decimal-places="16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2">
      <number:number number:decimal-places="5" number:min-decimal-places="5" number:min-integer-digits="1"/>
    </number:number-style>
    <number:number-style style:name="N143">
      <number:number number:decimal-places="3" number:min-decimal-places="3" number:min-integer-digits="1"/>
    </number:number-style>
    <number:number-style style:name="N144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/00/0000</text:date>, <text:time style:data-style-name="N2" text:time-value="10:40:57.7687794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23:58:58.387786876</meta:creation-date>
    <dc:date>2024-12-05T16:26:56.276333793</dc:date>
    <meta:editing-duration>P1DT6H26M48S</meta:editing-duration>
    <meta:editing-cycles>14</meta:editing-cycles>
    <meta:generator>LibreOffice/24.8.3.2$Linux_X86_64 LibreOffice_project/e14c9fdd1f585efcbb2c5363087a99d20928d522</meta:generator>
    <meta:document-statistic meta:table-count="5" meta:cell-count="471" meta:object-count="0"/>
  </office:meta>
</office:document-meta>
</file>